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87f9"/>
    </style:style>
    <style:style style:name="P2" style:family="paragraph" style:parent-style-name="Standard">
      <style:text-properties officeooo:rsid="001787f9" officeooo:paragraph-rsid="001787f9"/>
    </style:style>
    <style:style style:name="P3" style:family="paragraph" style:parent-style-name="Standard">
      <style:text-properties officeooo:rsid="001787f9" officeooo:paragraph-rsid="00193eb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officeooo:rsid="001787f9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93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gado: (<text:span text:style-name="T1">DNI</text:span>, <text:span text:style-name="T4">NSS</text:span>, Nome, Enderezo, Telefono, Horas_Extra)</text:p>
      <text:p text:style-name="P1"/>
      <text:p text:style-name="Standard">Aplicacion: (<text:span text:style-name="T1">Cod_Aplicacion</text:span>, Nome)</text:p>
      <text:p text:style-name="Standard"/>
      <text:p text:style-name="Standard">Proxecto: (<text:span text:style-name="T1">Cod_Proxecto</text:span>, Nome, Horas_Desenvolvemento, Horas_Consumidas)</text:p>
      <text:p text:style-name="Standard"/>
      <text:p text:style-name="Standard">Departamento: (<text:span text:style-name="T1">Cod_Departamento</text:span>, Nome)</text:p>
      <text:p text:style-name="Standard"/>
      <text:p text:style-name="Standard">Categoria: (<text:span text:style-name="T1">Cod_Categoria</text:span>, Nome, Sueldo, Desconto, Precio_Horas_Extra)</text:p>
      <text:p text:style-name="Standard"/>
      <text:p text:style-name="P1">Cliente: (<text:span text:style-name="T1">CIF</text:span>, Nome_Empresa, Enderezo, Telefono)</text:p>
      <text:p text:style-name="P1"/>
      <text:p text:style-name="P1"><text:span text:style-name="T3">Traballa (DNI -&gt; FK Empregado, </text:span><text:span text:style-name="T5">Cod_Proxecto -&gt; FK Proxecto)</text:span></text:p>
      <text:p text:style-name="P2"/>
      <text:p text:style-name="P2">Ten (DNI -&gt; FK Empregado, <text:span text:style-name="T5">Cod_Categoria -&gt; FK Categoria)</text:span></text:p>
      <text:p text:style-name="P2"/>
      <text:p text:style-name="P3">Pertence (DNI -&gt; FK Empregado, <text:span text:style-name="T5">Cod_Departamento -&gt; FK Departament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0T13:11:07.259000000</meta:creation-date>
    <dc:date>2023-10-10T13:41:18.854000000</dc:date>
    <meta:editing-duration>PT8M50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9" meta:word-count="56" meta:character-count="503" meta:non-whitespace-character-count="456"/>
  </office:meta>
</office:document-meta>
</file>